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cbd0" officeooo:paragraph-rsid="0011cbd0"/>
    </style:style>
    <style:style style:name="P2" style:family="paragraph" style:parent-style-name="Text_20_body" style:list-style-name="L1">
      <style:text-properties officeooo:rsid="0011cbd0" officeooo:paragraph-rsid="0011cbd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Соглашение о неразглашении и не конкуренции</text:p>
      <text:p text:style-name="P1">Настоящий документ является юридически обязывающим соглашением Виктора Портона Львовича, 1980 г. рождения (в дальнейшем, Виктора) и нижеподписавшихся.</text:p>
      <text:p text:style-name="P1">Виктор имеет план маркетинга блокчейновых токенов с помощью реферральной програмы.</text:p>
      <text:p text:style-name="P1">Нижеподписавшиеся гарантируют:</text:p>
      <text:list xml:id="list2031361022" text:style-name="L1">
        <text:list-item>
          <text:p text:style-name="P2">не разглашать план;</text:p>
        </text:list-item>
        <text:list-item>
          <text:p text:style-name="P2">не участвовать в проектах, конкурирующих с планом без явного, письменного разрешения Виктора;</text:p>
        </text:list-item>
        <text:list-item>
          <text:p text:style-name="P2">не участвовать ни в каких планах маркетинга блокчейновых токенов с помощью реферральных программ;</text:p>
        </text:list-item>
        <text:list-item>
          <text:p text:style-name="P2">не передавать детали плана третьим лицам.</text:p>
        </text:list-item>
      </text:list>
      <text:p text:style-name="P1"/>
      <text:p text:style-name="P1"/>
      <text:p text:style-name="P1">Вторая сторона соглашения: 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4:51:14.147760582</meta:creation-date>
    <dc:date>2022-04-21T14:58:00.630229248</dc:date>
    <meta:editing-duration>PT6M46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9" meta:word-count="77" meta:character-count="633" meta:non-whitespace-character-count="569"/>
  </office:meta>
</office:document-meta>
</file>